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, Helvetica, sans-serif"/>
    <style:font-face style:name="Mangal1" svg:font-family="Manga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01cm" style:contextual-spacing="false" fo:text-align="center" style:justify-single-word="false" style:shadow="none"/>
      <style:text-properties officeooo:paragraph-rsid="003c46d4"/>
    </style:style>
    <style:style style:name="P2" style:family="paragraph" style:parent-style-name="Subtitle">
      <style:paragraph-properties fo:margin-top="0.199cm" fo:margin-bottom="0.101cm" style:contextual-spacing="false" fo:text-align="center" style:justify-single-word="false" style:shadow="none"/>
      <style:text-properties fo:font-size="16pt" officeooo:paragraph-rsid="003c46d4" style:font-size-asian="16pt" style:font-size-complex="16pt"/>
    </style:style>
    <style:style style:name="P3" style:family="paragraph" style:parent-style-name="Subtitle">
      <style:paragraph-properties fo:margin-top="0.199cm" fo:margin-bottom="0.101cm" style:contextual-spacing="false" fo:text-align="center" style:justify-single-word="false" style:shadow="none"/>
      <style:text-properties officeooo:paragraph-rsid="0040fc4a"/>
    </style:style>
    <style:style style:name="P4" style:family="paragraph" style:parent-style-name="Standard">
      <style:paragraph-properties fo:padding="0.049cm" fo:border="0.06pt solid #000000" style:text-autospace="none"/>
      <style:text-properties officeooo:paragraph-rsid="00462497"/>
    </style:style>
    <style:style style:name="P5" style:family="paragraph" style:parent-style-name="Standard">
      <style:paragraph-properties fo:padding="0.049cm" fo:border="0.06pt solid #000000" style:text-autospace="none"/>
      <style:text-properties officeooo:paragraph-rsid="009439a1"/>
    </style:style>
    <style:style style:name="P6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462497" officeooo:paragraph-rsid="00462497" style:font-size-asian="10pt" style:font-weight-asian="bold" style:font-name-complex="Verdana" style:font-size-complex="10pt" style:font-weight-complex="bold"/>
    </style:style>
    <style:style style:name="P7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3e4cea" officeooo:paragraph-rsid="0099eb9e" style:font-size-asian="10pt" style:font-weight-asian="bold" style:font-name-complex="Verdana" style:font-size-complex="10pt" style:font-weight-complex="bold"/>
    </style:style>
    <style:style style:name="P8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3e4cea" officeooo:paragraph-rsid="009439a1" style:font-size-asian="10pt" style:font-weight-asian="bold" style:font-name-complex="Verdana" style:font-size-complex="10pt" style:font-weight-complex="bold"/>
    </style:style>
    <style:style style:name="P9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99eb9e" officeooo:paragraph-rsid="0099eb9e" style:font-size-asian="10pt" style:font-weight-asian="bold" style:font-name-complex="Verdana" style:font-size-complex="10pt" style:font-weight-complex="bold"/>
    </style:style>
    <style:style style:name="P10" style:family="paragraph" style:parent-style-name="Text_20_body">
      <style:paragraph-properties fo:padding="0.049cm" fo:border="0.06pt solid #000000"/>
      <style:text-properties officeooo:rsid="003d8957" officeooo:paragraph-rsid="003d8957"/>
    </style:style>
    <style:style style:name="P11" style:family="paragraph" style:parent-style-name="Text_20_body">
      <style:paragraph-properties fo:padding="0.049cm" fo:border="0.06pt solid #000000"/>
      <style:text-properties style:font-name="Arial" officeooo:rsid="003e4cea" officeooo:paragraph-rsid="00462497"/>
    </style:style>
    <style:style style:name="P12" style:family="paragraph" style:parent-style-name="Text_20_body">
      <style:paragraph-properties fo:padding="0.049cm" fo:border="0.06pt solid #000000"/>
      <style:text-properties style:font-name="Arial" officeooo:rsid="003e4cea" officeooo:paragraph-rsid="009d7c71"/>
    </style:style>
    <style:style style:name="P13" style:family="paragraph" style:parent-style-name="Text_20_body">
      <style:paragraph-properties fo:padding="0.049cm" fo:border="0.06pt solid #000000"/>
      <style:text-properties style:font-name="Arial" officeooo:rsid="003e4cea" officeooo:paragraph-rsid="00acdc77"/>
    </style:style>
    <style:style style:name="P14" style:family="paragraph" style:parent-style-name="Text_20_body">
      <style:paragraph-properties fo:padding="0.049cm" fo:border="0.06pt solid #000000"/>
      <style:text-properties style:font-name="Arial" officeooo:rsid="003e4cea" officeooo:paragraph-rsid="00baa603"/>
    </style:style>
    <style:style style:name="P15" style:family="paragraph" style:parent-style-name="Text_20_body">
      <style:paragraph-properties fo:padding="0.049cm" fo:border="0.06pt solid #000000"/>
      <style:text-properties style:font-name="Arial" officeooo:rsid="003e4cea" officeooo:paragraph-rsid="00bcfc09"/>
    </style:style>
    <style:style style:name="P16" style:family="paragraph" style:parent-style-name="Text_20_body">
      <style:paragraph-properties fo:padding="0.049cm" fo:border="0.06pt solid #000000"/>
      <style:text-properties style:font-name="Arial" officeooo:rsid="00b8ef26" officeooo:paragraph-rsid="00b8ef26"/>
    </style:style>
    <style:style style:name="P17" style:family="paragraph" style:parent-style-name="Text_20_body">
      <style:paragraph-properties fo:padding="0.049cm" fo:border="0.06pt solid #000000"/>
      <style:text-properties style:font-name="Arial" officeooo:rsid="009d7c71" officeooo:paragraph-rsid="009d7c71"/>
    </style:style>
    <style:style style:name="P18" style:family="paragraph" style:parent-style-name="Text_20_body">
      <style:paragraph-properties fo:padding="0.049cm" fo:border="0.06pt solid #000000"/>
      <style:text-properties style:font-name="Arial" officeooo:rsid="00baa603" officeooo:paragraph-rsid="00baa603"/>
    </style:style>
    <style:style style:name="P19" style:family="paragraph" style:parent-style-name="Text_20_body">
      <style:paragraph-properties fo:padding="0.049cm" fo:border="0.06pt solid #000000"/>
      <style:text-properties fo:color="#000000" loext:opacity="100%" style:font-name="Verdana" fo:font-size="10pt" fo:language="en" fo:country="US" officeooo:rsid="00462497" officeooo:paragraph-rsid="003e4cea" style:font-size-asian="10pt" style:font-name-complex="Verdana" style:font-size-complex="10pt"/>
    </style:style>
    <style:style style:name="P20" style:family="paragraph" style:parent-style-name="Text_20_body">
      <style:paragraph-properties fo:padding="0.049cm" fo:border="0.06pt solid #000000"/>
      <style:text-properties fo:color="#000000" loext:opacity="100%" style:font-name="Verdana" fo:font-size="10pt" fo:language="en" fo:country="US" officeooo:rsid="00b8ef26" officeooo:paragraph-rsid="003e4cea" style:font-size-asian="10pt" style:font-name-complex="Verdana" style:font-size-complex="10pt"/>
    </style:style>
    <style:style style:name="P21" style:family="paragraph" style:parent-style-name="Text_20_body">
      <style:paragraph-properties fo:padding="0.049cm" fo:border="0.06pt solid #000000"/>
      <style:text-properties fo:color="#000000" loext:opacity="100%" style:font-name="Arial" officeooo:rsid="003e4cea" officeooo:paragraph-rsid="00acdc77"/>
    </style:style>
    <style:style style:name="P22" style:family="paragraph" style:parent-style-name="Text_20_body">
      <style:paragraph-properties fo:padding="0.049cm" fo:border="0.06pt solid #000000"/>
      <style:text-properties fo:color="#000000" loext:opacity="100%" style:font-name="Arial" officeooo:rsid="003e4cea" officeooo:paragraph-rsid="00462497"/>
    </style:style>
    <style:style style:name="P23" style:family="paragraph" style:parent-style-name="Text_20_body">
      <style:paragraph-properties fo:padding="0.049cm" fo:border="0.06pt solid #000000"/>
      <style:text-properties fo:color="#00a65d" loext:opacity="100%" officeooo:paragraph-rsid="003e4cea"/>
    </style:style>
    <style:style style:name="P24" style:family="paragraph" style:parent-style-name="Text_20_body">
      <style:paragraph-properties fo:padding="0.049cm" fo:border="0.06pt solid #000000"/>
      <style:text-properties style:font-name="Verdana" officeooo:paragraph-rsid="003e4cea"/>
    </style:style>
    <style:style style:name="P25" style:family="paragraph" style:parent-style-name="Text_20_body">
      <style:paragraph-properties fo:padding="0.049cm" fo:border="0.06pt solid #000000"/>
      <style:text-properties officeooo:rsid="00b8ef26" officeooo:paragraph-rsid="00b8ef26"/>
    </style:style>
    <style:style style:name="P26" style:family="paragraph" style:parent-style-name="Text_20_body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12pt" fo:font-weight="bold" officeooo:paragraph-rsid="003c46d4" style:font-size-asian="12pt" style:font-weight-asian="bold" style:font-size-complex="12pt" style:font-weight-complex="bold"/>
    </style:style>
    <style:style style:name="P27" style:family="paragraph" style:parent-style-name="List_20_Heading">
      <style:paragraph-properties fo:margin-left="0cm" fo:margin-right="0cm" fo:margin-top="0.265cm" fo:margin-bottom="0cm" style:contextual-spacing="false" fo:text-align="start" style:justify-single-word="false" fo:orphans="2" fo:widows="2" fo:text-indent="0cm" style:auto-text-indent="false"/>
      <style:text-properties officeooo:paragraph-rsid="00953d00"/>
    </style:style>
    <style:style style:name="P28" style:family="paragraph" style:parent-style-name="List_20_Contents">
      <style:paragraph-properties fo:margin-left="1.251cm" fo:margin-right="0cm" fo:margin-top="0.265cm" fo:margin-bottom="0cm" style:contextual-spacing="false" fo:text-align="start" style:justify-single-word="false" fo:orphans="2" fo:widows="2" fo:text-indent="0cm" style:auto-text-indent="false"/>
      <style:text-properties officeooo:paragraph-rsid="00953d00"/>
    </style:style>
    <style:style style:name="P29" style:family="paragraph" style:parent-style-name="Text_20_body">
      <style:text-properties officeooo:rsid="00919c1c" officeooo:paragraph-rsid="00919c1c"/>
    </style:style>
    <style:style style:name="P30" style:family="paragraph" style:parent-style-name="Text_20_body">
      <style:paragraph-properties fo:text-align="justify" style:justify-single-word="false"/>
      <style:text-properties officeooo:rsid="00919c1c" officeooo:paragraph-rsid="00919c1c"/>
    </style:style>
    <style:style style:name="P31" style:family="paragraph" style:parent-style-name="Text_20_body">
      <style:paragraph-properties fo:text-align="justify" style:justify-single-word="false"/>
      <style:text-properties style:use-window-font-color="true" loext:opacity="0%" officeooo:rsid="008a86c3" officeooo:paragraph-rsid="008a86c3"/>
    </style:style>
    <style:style style:name="P32" style:family="paragraph" style:parent-style-name="Text_20_body">
      <style:paragraph-properties fo:text-align="justify" style:justify-single-word="false"/>
      <style:text-properties style:use-window-font-color="true" loext:opacity="0%" officeooo:paragraph-rsid="009d7c71"/>
    </style:style>
    <style:style style:name="P33" style:family="paragraph" style:parent-style-name="Text_20_body">
      <style:text-properties style:use-window-font-color="true" loext:opacity="0%" officeooo:rsid="00919c1c" officeooo:paragraph-rsid="00919c1c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Liberation Serif" fo:font-size="12pt" fo:language="en" fo:country="US" fo:font-style="normal" fo:font-weight="normal" officeooo:rsid="00953d00" officeooo:paragraph-rsid="009fda3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5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0948fc0" officeooo:paragraph-rsid="00948fc0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/>
      <style:text-properties style:font-name="Trebuchet MS" fo:font-size="11pt" fo:language="en" fo:country="US" fo:font-weight="bold" officeooo:paragraph-rsid="003fd5db" style:font-size-asian="11pt" style:font-weight-asian="bold" style:font-name-complex="Trebuchet MS" style:font-weight-complex="bold"/>
    </style:style>
    <style:style style:name="P37" style:family="paragraph" style:parent-style-name="Text_20_body">
      <style:paragraph-properties fo:margin-top="0cm" fo:margin-bottom="0cm" style:contextual-spacing="false"/>
      <style:text-properties fo:color="#ce181e" loext:opacity="100%" style:font-name="Liberation Serif" fo:font-size="12pt" fo:language="en" fo:country="US" fo:font-style="normal" fo:font-weight="normal" officeooo:rsid="009d7c71" officeooo:paragraph-rsid="009d7c71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8" style:family="paragraph" style:parent-style-name="Text_20_body" style:master-page-name="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style:page-number="auto" fo:background-color="transparent" fo:padding="0.049cm" fo:border="0.06pt solid #000000"/>
      <style:text-properties officeooo:paragraph-rsid="009fda3b"/>
    </style:style>
    <style:style style:name="P39" style:family="paragraph" style:parent-style-name="Text_20_body" style:master-page-name="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style:page-number="auto" fo:background-color="transparent" fo:padding="0.049cm" fo:border="0.06pt solid #000000"/>
      <style:text-properties style:font-name="Liberation Serif" fo:font-size="12pt" fo:language="en" fo:country="US" fo:font-style="normal" fo:font-weight="normal" officeooo:rsid="009fda3b" officeooo:paragraph-rsid="00a225d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0" style:family="paragraph" style:parent-style-name="Text_20_body" style:master-page-name="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style:page-number="auto" fo:background-color="transparent" fo:padding="0.049cm" fo:border="0.06pt solid #000000"/>
      <style:text-properties style:font-name="Liberation Serif" fo:font-size="12pt" fo:language="en" fo:country="US" fo:font-style="normal" fo:font-weight="normal" officeooo:rsid="00ac56ad" officeooo:paragraph-rsid="00a225d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1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officeooo:paragraph-rsid="00a16316"/>
    </style:style>
    <style:style style:name="P42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officeooo:paragraph-rsid="00a225db"/>
    </style:style>
    <style:style style:name="P43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officeooo:paragraph-rsid="00a323d0"/>
    </style:style>
    <style:style style:name="P44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fo:font-style="italic" officeooo:rsid="00a16316" officeooo:paragraph-rsid="00a225db" style:font-style-asian="italic" style:font-style-complex="italic"/>
    </style:style>
    <style:style style:name="P45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style:font-name="Liberation Serif" fo:font-size="12pt" fo:language="en" fo:country="US" fo:font-style="normal" fo:font-weight="normal" officeooo:rsid="009fda3b" officeooo:paragraph-rsid="009fda3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6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style:font-name="Liberation Serif" fo:font-size="12pt" fo:language="en" fo:country="US" fo:font-style="normal" fo:font-weight="normal" officeooo:rsid="009fda3b" officeooo:paragraph-rsid="00a225d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7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style:font-name="Liberation Serif" fo:font-size="12pt" fo:language="en" fo:country="US" fo:font-style="normal" fo:font-weight="normal" officeooo:rsid="009fda3b" officeooo:paragraph-rsid="00a225db" fo:background-color="transparent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8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style:font-name="Liberation Serif" fo:font-size="12pt" fo:language="en" fo:country="US" fo:font-style="normal" fo:font-weight="normal" officeooo:rsid="009fda3b" officeooo:paragraph-rsid="00a323d0" fo:background-color="transparent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9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style:font-name="Liberation Serif" fo:font-size="12pt" fo:language="en" fo:country="US" fo:font-style="italic" fo:font-weight="normal" officeooo:rsid="009fda3b" officeooo:paragraph-rsid="00a225db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50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style:font-name="Liberation Serif" fo:font-size="12pt" fo:language="en" fo:country="US" fo:font-style="italic" fo:font-weight="normal" officeooo:rsid="00a16316" officeooo:paragraph-rsid="00a16316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51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none" style:shadow="none"/>
      <style:text-properties style:font-name="Liberation Serif" fo:font-size="12pt" fo:language="en" fo:country="US" fo:font-style="italic" fo:font-weight="normal" officeooo:rsid="00a16316" officeooo:paragraph-rsid="00b88c4d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5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20%" fo:text-indent="-0.199cm" style:auto-text-indent="false" style:page-number="auto" fo:background-color="transparent"/>
      <style:text-properties officeooo:paragraph-rsid="00b88c4d"/>
    </style:style>
    <style:style style:name="P53" style:family="paragraph" style:parent-style-name="Title" style:master-page-name="Standard">
      <style:paragraph-properties fo:margin-top="0.199cm" fo:margin-bottom="0.101cm" style:contextual-spacing="false" style:page-number="auto" fo:break-before="page" style:shadow="none"/>
      <style:text-properties fo:font-size="20pt" officeooo:rsid="00504d62" officeooo:paragraph-rsid="003c46d4" style:font-size-asian="20pt" style:font-size-complex="20pt"/>
    </style:style>
    <style:style style:name="P54" style:family="paragraph" style:parent-style-name="Heading_20_1">
      <style:text-properties officeooo:rsid="003d8957" officeooo:paragraph-rsid="003d8957"/>
    </style:style>
    <style:style style:name="P55" style:family="paragraph" style:parent-style-name="Heading_20_1">
      <style:text-properties officeooo:rsid="008a86c3" officeooo:paragraph-rsid="008a86c3"/>
    </style:style>
    <style:style style:name="P56" style:family="paragraph" style:parent-style-name="Heading_20_2">
      <style:text-properties officeooo:paragraph-rsid="003d8957"/>
    </style:style>
    <style:style style:name="P57" style:family="paragraph" style:parent-style-name="Heading_20_2">
      <style:paragraph-properties fo:line-height="150%"/>
      <style:text-properties officeooo:paragraph-rsid="00934c0b"/>
    </style:style>
    <style:style style:name="P58" style:family="paragraph" style:parent-style-name="Heading_20_2">
      <style:text-properties officeooo:paragraph-rsid="00919c1c"/>
    </style:style>
    <style:style style:name="P59" style:family="paragraph" style:parent-style-name="Text_20_body" style:list-style-name="L1">
      <style:text-properties officeooo:rsid="00919c1c" officeooo:paragraph-rsid="00a926d1"/>
    </style:style>
    <style:style style:name="P60" style:family="paragraph" style:parent-style-name="Text_20_body" style:list-style-name="L1">
      <style:text-properties officeooo:rsid="00a926d1" officeooo:paragraph-rsid="00a926d1"/>
    </style:style>
    <style:style style:name="P61" style:family="paragraph" style:parent-style-name="Text_20_body" style:list-style-name="WW8Num1">
      <style:paragraph-properties fo:margin-top="0cm" fo:margin-bottom="0cm" style:contextual-spacing="false" fo:line-height="150%"/>
      <style:text-properties officeooo:paragraph-rsid="00953d00"/>
    </style:style>
    <style:style style:name="P62" style:family="paragraph" style:parent-style-name="Text_20_body" style:list-style-name="L2">
      <style:paragraph-properties fo:margin-top="0cm" fo:margin-bottom="0cm" style:contextual-spacing="false"/>
      <style:text-properties officeooo:paragraph-rsid="009fda3b"/>
    </style:style>
    <style:style style:name="P63" style:family="paragraph" style:parent-style-name="Text_20_body" style:list-style-name="L2">
      <style:paragraph-properties fo:margin-top="0cm" fo:margin-bottom="0cm" style:contextual-spacing="false"/>
      <style:text-properties officeooo:paragraph-rsid="00a225db"/>
    </style:style>
    <style:style style:name="P64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2pt" fo:language="en" fo:country="US" fo:font-style="normal" fo:font-weight="normal" officeooo:rsid="00a225db" officeooo:paragraph-rsid="009fda3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65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2pt" fo:language="en" fo:country="US" fo:font-style="normal" fo:font-weight="normal" officeooo:rsid="00919c1c" officeooo:paragraph-rsid="00a225d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66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2pt" fo:language="en" fo:country="US" fo:font-style="normal" fo:font-weight="normal" officeooo:rsid="00919c1c" officeooo:paragraph-rsid="009fda3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67" style:family="paragraph" style:parent-style-name="Text_20_body" style:list-style-name="L2" style:master-page-name="">
      <loext:graphic-properties draw:fill="none"/>
      <style:paragraph-properties fo:margin-left="0.7cm" fo:margin-right="0cm" fo:margin-top="0cm" fo:margin-bottom="0cm" style:contextual-spacing="false" fo:line-height="120%" fo:text-indent="-0.6cm" style:auto-text-indent="false" style:page-number="auto" fo:background-color="transparent" fo:padding="0.049cm" fo:border="none" style:shadow="none"/>
      <style:text-properties officeooo:paragraph-rsid="00b88c4d"/>
    </style:style>
    <style:style style:name="P68" style:family="paragraph" style:parent-style-name="Text_20_body" style:list-style-name="L2" style:master-page-name="">
      <loext:graphic-properties draw:fill="none"/>
      <style:paragraph-properties fo:margin-left="1cm" fo:margin-right="0cm" fo:margin-top="0cm" fo:margin-bottom="0cm" style:contextual-spacing="false" fo:line-height="120%" fo:text-indent="-0.6cm" style:auto-text-indent="false" style:page-number="auto" fo:background-color="transparent" fo:padding="0.049cm" fo:border="none" style:shadow="none"/>
      <style:text-properties style:font-name="Liberation Serif" fo:font-size="12pt" fo:language="en" fo:country="US" fo:font-style="italic" fo:font-weight="normal" officeooo:rsid="00a16316" officeooo:paragraph-rsid="00b88c4d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69" style:family="paragraph" style:parent-style-name="Text_20_body" style:list-style-name="L2" style:master-page-name="">
      <loext:graphic-properties draw:fill="none"/>
      <style:paragraph-properties fo:margin-left="1cm" fo:margin-right="0cm" fo:margin-top="0cm" fo:margin-bottom="0cm" style:contextual-spacing="false" fo:line-height="120%" fo:text-indent="-0.6cm" style:auto-text-indent="false" style:page-number="auto" fo:background-color="transparent" fo:padding="0.049cm" fo:border="none" style:shadow="none"/>
      <style:text-properties style:use-window-font-color="true" loext:opacity="0%" style:font-name="Liberation Serif" fo:font-size="12pt" fo:language="en" fo:country="US" fo:font-style="italic" fo:font-weight="normal" officeooo:rsid="00a16316" officeooo:paragraph-rsid="00b88c4d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70" style:family="paragraph" style:parent-style-name="Text_20_body" style:list-style-name="L2">
      <loext:graphic-properties draw:fill="none"/>
      <style:paragraph-properties fo:margin-left="1cm" fo:margin-right="0cm" fo:margin-top="0cm" fo:margin-bottom="0cm" style:contextual-spacing="false" fo:line-height="120%" fo:text-indent="-0.6cm" style:auto-text-indent="false" fo:background-color="transparent" fo:padding="0.049cm" fo:border="none" style:shadow="none"/>
      <style:text-properties style:font-name="Liberation Serif" fo:font-size="12pt" fo:language="en" fo:country="US" fo:font-style="italic" fo:font-weight="normal" officeooo:rsid="00a16316" officeooo:paragraph-rsid="00b88c4d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71" style:family="paragraph" style:parent-style-name="Text_20_body">
      <style:paragraph-properties fo:padding="0.049cm" fo:border="0.06pt solid #000000"/>
      <style:text-properties style:font-name="Arial" officeooo:rsid="00baa603" officeooo:paragraph-rsid="00baa603"/>
    </style:style>
    <style:style style:name="T1" style:family="text">
      <style:text-properties fo:font-size="14pt" officeooo:rsid="0071e2ff" style:font-size-asian="14pt" style:font-size-complex="14pt"/>
    </style:style>
    <style:style style:name="T2" style:family="text">
      <style:text-properties fo:font-size="14pt" officeooo:rsid="00aa4a7f" style:font-size-asian="14pt" style:font-size-complex="14pt"/>
    </style:style>
    <style:style style:name="T3" style:family="text">
      <style:text-properties fo:font-size="14pt" officeooo:rsid="009bfcaa" style:font-size-asian="14pt" style:font-size-complex="14pt"/>
    </style:style>
    <style:style style:name="T4" style:family="text">
      <style:text-properties style:font-name="Liberation Serif" fo:font-size="12pt" fo:font-style="normal" fo:font-weight="bold" officeooo:rsid="00150c7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5" style:family="text">
      <style:text-properties style:font-name="Liberation Serif" fo:font-size="12pt" fo:font-style="normal" fo:font-weight="bold" officeooo:rsid="0038759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6" style:family="text">
      <style:text-properties style:font-name="Liberation Serif" fo:font-size="12pt" fo:language="en" fo:country="US" fo:font-style="normal" fo:font-weight="normal" officeooo:rsid="00953d00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7" style:family="text">
      <style:text-properties style:font-name="Liberation Serif" fo:font-size="12pt" fo:language="en" fo:country="US" fo:font-style="normal" fo:font-weight="normal" officeooo:rsid="0096508c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8" style:family="text">
      <style:text-properties style:font-name="Liberation Serif" fo:font-size="12pt" fo:language="en" fo:country="US" fo:font-style="normal" fo:font-weight="normal" officeooo:rsid="009fda3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9" style:family="text">
      <style:text-properties style:font-name="Liberation Serif" fo:font-size="12pt" fo:language="en" fo:country="US" fo:font-style="normal" fo:font-weight="normal" officeooo:rsid="00919c1c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0" style:family="text">
      <style:text-properties style:font-name="Liberation Serif" fo:font-size="12pt" fo:language="en" fo:country="US" fo:font-style="normal" fo:font-weight="normal" officeooo:rsid="00a16316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1" style:family="text">
      <style:text-properties style:font-name="Liberation Serif" fo:font-size="12pt" fo:language="en" fo:country="US" fo:font-style="normal" fo:font-weight="normal" officeooo:rsid="00a225d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2" style:family="text">
      <style:text-properties style:font-name="Liberation Serif" fo:font-size="12pt" fo:language="en" fo:country="US" fo:font-style="normal" fo:font-weight="normal" officeooo:rsid="00a7f89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3" style:family="text">
      <style:text-properties style:font-name="Liberation Serif" fo:font-size="12pt" fo:language="en" fo:country="US" fo:font-style="normal" fo:font-weight="normal" officeooo:rsid="00ac56ad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4" style:family="text">
      <style:text-properties style:font-name="Liberation Serif" fo:font-size="12pt" fo:language="en" fo:country="US" fo:font-style="normal" fo:font-weight="normal" officeooo:rsid="00b88c4d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5" style:family="text">
      <style:text-properties style:font-name="Liberation Serif" fo:font-size="12pt" fo:language="en" fo:country="US" fo:font-style="normal" fo:font-weight="normal" officeooo:rsid="009fda3b" fo:background-color="#ffff00" loext:char-shading-value="0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6" style:family="text">
      <style:text-properties style:font-name="Liberation Serif" fo:font-size="12pt" fo:language="en" fo:country="US" fo:font-style="normal" fo:font-weight="normal" officeooo:rsid="00a225db" fo:background-color="#ffff00" loext:char-shading-value="0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7" style:family="text">
      <style:text-properties style:font-name="Liberation Serif" fo:font-size="12pt" fo:language="en" fo:country="US" fo:font-style="normal" fo:font-weight="normal" officeooo:rsid="00a323d0" fo:background-color="#ffff00" loext:char-shading-value="0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8" style:family="text">
      <style:text-properties style:font-name="Liberation Serif" fo:font-size="12pt" fo:language="en" fo:country="US" fo:font-style="normal" fo:font-weight="normal" officeooo:rsid="009fda3b" fo:background-color="transparent" loext:char-shading-value="0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9" style:family="text">
      <style:text-properties style:font-name="Liberation Serif" fo:font-size="12pt" fo:language="en" fo:country="US" fo:font-style="normal" fo:font-weight="bold" officeooo:rsid="009fda3b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20" style:family="text">
      <style:text-properties style:font-name="Liberation Serif" fo:font-size="12pt" fo:language="en" fo:country="US" fo:font-style="normal" fo:font-weight="bold" officeooo:rsid="00919c1c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21" style:family="text">
      <style:text-properties style:font-name="Liberation Serif" fo:font-size="12pt" fo:language="en" fo:country="US" fo:font-weight="normal" style:font-name-asian="Microsoft YaHei" style:font-size-asian="12pt" style:font-weight-asian="normal" style:font-name-complex="Mangal" style:font-size-complex="12pt" style:font-weight-complex="normal"/>
    </style:style>
    <style:style style:name="T22" style:family="text">
      <style:text-properties style:font-name="Liberation Serif" fo:font-size="12pt" fo:language="en" fo:country="US" fo:font-weight="normal" officeooo:rsid="009fda3b" style:font-name-asian="Microsoft YaHei" style:font-size-asian="12pt" style:font-weight-asian="normal" style:font-name-complex="Mangal" style:font-size-complex="12pt" style:font-weight-complex="normal"/>
    </style:style>
    <style:style style:name="T23" style:family="text">
      <style:text-properties style:font-name="Liberation Serif" fo:font-size="14pt" fo:font-style="normal" fo:font-weight="bold" officeooo:rsid="003550f6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4" style:family="text">
      <style:text-properties fo:font-size="16pt" officeooo:rsid="0052def0" style:font-size-asian="16pt" style:font-size-complex="16pt"/>
    </style:style>
    <style:style style:name="T25" style:family="text">
      <style:text-properties fo:font-size="16pt" officeooo:rsid="0071e2ff" style:font-size-asian="16pt" style:font-size-complex="16pt"/>
    </style:style>
    <style:style style:name="T26" style:family="text">
      <style:text-properties fo:font-size="16pt" officeooo:rsid="003c46d4" style:font-size-asian="16pt" style:font-size-complex="16pt"/>
    </style:style>
    <style:style style:name="T27" style:family="text">
      <style:text-properties fo:font-size="16pt" officeooo:rsid="0088c941" style:font-size-asian="16pt" style:font-size-complex="16pt"/>
    </style:style>
    <style:style style:name="T28" style:family="text">
      <style:text-properties fo:font-size="16pt" officeooo:rsid="00a6ff08" style:font-size-asian="16pt" style:font-size-complex="16pt"/>
    </style:style>
    <style:style style:name="T29" style:family="text">
      <style:text-properties fo:font-size="16pt" officeooo:rsid="00b88c4d" style:font-size-asian="16pt" style:font-size-complex="16pt"/>
    </style:style>
    <style:style style:name="T30" style:family="text">
      <style:text-properties officeooo:rsid="0071e2ff"/>
    </style:style>
    <style:style style:name="T31" style:family="text">
      <style:text-properties officeooo:rsid="0052def0"/>
    </style:style>
    <style:style style:name="T32" style:family="text">
      <style:text-properties style:font-name="Liberation Sans" fo:font-size="14pt" officeooo:rsid="003c46d4" style:font-name-asian="Microsoft YaHei" style:font-size-asian="14pt" style:font-name-complex="Mangal" style:font-size-complex="14pt"/>
    </style:style>
    <style:style style:name="T33" style:family="text">
      <style:text-properties style:font-name="Liberation Sans" fo:font-size="14pt" officeooo:rsid="00603e41" style:font-name-asian="Microsoft YaHei" style:font-size-asian="14pt" style:font-name-complex="Mangal" style:font-size-complex="14pt"/>
    </style:style>
    <style:style style:name="T34" style:family="text">
      <style:text-properties style:font-name="Liberation Sans" fo:font-size="16.1000003814697pt" fo:font-style="normal" fo:font-weight="bold" officeooo:rsid="003d8957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T35" style:family="text">
      <style:text-properties style:font-name="Liberation Sans" fo:font-size="16.1000003814697pt" fo:font-style="normal" fo:font-weight="bold" officeooo:rsid="003d8957" style:font-name-asian="Microsoft YaHei" style:font-size-asian="12pt" style:font-style-asian="normal" style:font-weight-asian="bold" style:font-name-complex="Mangal" style:font-size-complex="16.1000003814697pt" style:font-style-complex="normal" style:font-weight-complex="bold"/>
    </style:style>
    <style:style style:name="T36" style:family="text">
      <style:text-properties style:font-name="Liberation Sans" fo:font-size="16.1000003814697pt" fo:font-style="normal" fo:font-weight="bold" officeooo:rsid="00919c1c" style:font-name-asian="Microsoft YaHei" style:font-size-asian="12pt" style:font-style-asian="normal" style:font-weight-asian="bold" style:font-name-complex="Mangal" style:font-size-complex="16.1000003814697pt" style:font-style-complex="normal" style:font-weight-complex="bold"/>
    </style:style>
    <style:style style:name="T37" style:family="text">
      <style:text-properties style:font-name="Liberation Sans" fo:font-size="16.1000003814697pt" fo:font-style="normal" fo:font-weight="bold" officeooo:rsid="008a86c3" style:font-name-asian="Microsoft YaHei" style:font-size-asian="12pt" style:font-style-asian="normal" style:font-weight-asian="bold" style:font-name-complex="Mangal" style:font-size-complex="16.1000003814697pt" style:font-style-complex="normal" style:font-weight-complex="bold"/>
    </style:style>
    <style:style style:name="T38" style:family="text">
      <style:text-properties style:font-name="Liberation Sans" fo:font-size="16.1000003814697pt" fo:font-style="normal" fo:font-weight="bold" officeooo:rsid="00934c0b" style:font-name-asian="Microsoft YaHei" style:font-size-asian="12pt" style:font-style-asian="normal" style:font-weight-asian="bold" style:font-name-complex="Mangal" style:font-size-complex="16.1000003814697pt" style:font-style-complex="normal" style:font-weight-complex="bold"/>
    </style:style>
    <style:style style:name="T39" style:family="text">
      <style:text-properties style:font-name="Liberation Sans" fo:font-size="16.1000003814697pt" fo:font-weight="bold" officeooo:rsid="003e4cea" style:font-name-asian="Microsoft YaHei" style:font-size-asian="16.1000003814697pt" style:font-weight-asian="bold" style:font-name-complex="Mangal" style:font-size-complex="16.1000003814697pt" style:font-weight-complex="bold"/>
    </style:style>
    <style:style style:name="T40" style:family="text">
      <style:text-properties style:font-name="Liberation Sans" fo:font-size="16.1000003814697pt" fo:font-weight="bold" officeooo:rsid="00919c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41" style:family="text">
      <style:text-properties style:font-name="Liberation Sans" fo:font-size="16.1000003814697pt" fo:font-weight="bold" officeooo:rsid="009ad14f" style:font-name-asian="Microsoft YaHei" style:font-size-asian="16.1000003814697pt" style:font-weight-asian="bold" style:font-name-complex="Mangal" style:font-size-complex="16.1000003814697pt" style:font-weight-complex="bold"/>
    </style:style>
    <style:style style:name="T42" style:family="text">
      <style:text-properties style:font-name="Liberation Sans" fo:font-size="16.1000003814697pt" fo:font-weight="bold" officeooo:rsid="008a86c3" style:font-name-asian="Microsoft YaHei" style:font-size-asian="16.1000003814697pt" style:font-weight-asian="bold" style:font-name-complex="Mangal" style:font-size-complex="16.1000003814697pt" style:font-weight-complex="bold"/>
    </style:style>
    <style:style style:name="T43" style:family="text">
      <style:text-properties style:font-name="Liberation Sans" fo:font-size="16.1000003814697pt" fo:font-weight="bold" officeooo:rsid="009fda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44" style:family="text">
      <style:text-properties style:font-name="Liberation Sans" fo:font-size="16.1000003814697pt" fo:font-weight="bold" officeooo:rsid="00ac56a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5" style:family="text">
      <style:text-properties fo:language="en" fo:country="US" fo:font-style="normal" style:font-name-asian="Microsoft YaHei" style:font-style-asian="normal" style:font-name-complex="Mangal" style:font-style-complex="normal"/>
    </style:style>
    <style:style style:name="T46" style:family="text">
      <style:text-properties fo:language="en" fo:country="US" fo:font-style="normal" officeooo:rsid="0038759f" style:font-name-asian="Microsoft YaHei" style:font-style-asian="normal" style:font-name-complex="Mangal" style:font-style-complex="normal"/>
    </style:style>
    <style:style style:name="T47" style:family="text">
      <style:text-properties fo:language="en" fo:country="US" fo:font-style="normal" officeooo:rsid="00953d00" style:font-name-asian="Microsoft YaHei" style:font-style-asian="normal" style:font-name-complex="Mangal" style:font-style-complex="normal"/>
    </style:style>
    <style:style style:name="T48" style:family="text">
      <style:text-properties fo:language="en" fo:country="US" fo:font-style="normal" officeooo:rsid="00ac56ad" style:font-name-asian="Microsoft YaHei" style:font-style-asian="normal" style:font-name-complex="Mangal" style:font-style-complex="normal"/>
    </style:style>
    <style:style style:name="T49" style:family="text">
      <style:text-properties fo:language="en" fo:country="US"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50" style:family="text">
      <style:text-properties fo:language="en" fo:country="US" fo:font-style="italic" style:font-name-asian="Microsoft YaHei" style:font-style-asian="italic" style:font-name-complex="Mangal" style:font-style-complex="italic"/>
    </style:style>
    <style:style style:name="T51" style:family="text">
      <style:text-properties fo:color="#00007f" loext:opacity="100%" style:font-name="Verdana" fo:font-size="10pt" fo:language="en" fo:country="US" fo:font-weight="bold" officeooo:rsid="003e4cea" style:font-size-asian="10pt" style:font-weight-asian="bold" style:font-name-complex="Verdana" style:font-size-complex="10pt" style:font-weight-complex="bold"/>
    </style:style>
    <style:style style:name="T52" style:family="text">
      <style:text-properties fo:color="#808080" loext:opacity="100%" style:font-name="Verdana" fo:font-size="10pt" fo:language="en" fo:country="US" officeooo:rsid="003e4cea" style:font-size-asian="10pt" style:font-name-complex="Verdana" style:font-size-complex="10pt"/>
    </style:style>
    <style:style style:name="T53" style:family="text">
      <style:text-properties fo:color="#808080" loext:opacity="100%" style:font-name="Verdana" fo:font-size="10pt" fo:language="en" fo:country="US" fo:font-weight="bold" officeooo:rsid="003e4cea" style:font-size-asian="10pt" style:font-weight-asian="bold" style:font-name-complex="Verdana" style:font-size-complex="10pt" style:font-weight-complex="bold"/>
    </style:style>
    <style:style style:name="T54" style:family="text">
      <style:text-properties fo:color="#000000" loext:opacity="100%" style:font-name="Verdana" fo:font-size="10pt" fo:language="en" fo:country="US" officeooo:rsid="00919c1c" style:font-size-asian="10pt" style:font-name-complex="Verdana" style:font-size-complex="10pt"/>
    </style:style>
    <style:style style:name="T55" style:family="text">
      <style:text-properties fo:color="#000000" loext:opacity="100%" style:font-name="Verdana" fo:font-size="10pt" fo:language="en" fo:country="US" fo:font-weight="bold" officeooo:rsid="003e4cea" style:font-size-asian="10pt" style:font-weight-asian="bold" style:font-name-complex="Verdana" style:font-size-complex="10pt" style:font-weight-complex="bold"/>
    </style:style>
    <style:style style:name="T56" style:family="text">
      <style:text-properties fo:color="#000000" loext:opacity="100%" fo:font-size="10pt" fo:language="en" fo:country="US" officeooo:rsid="00462497" style:font-size-asian="10pt" style:font-name-complex="Verdana" style:font-size-complex="10pt"/>
    </style:style>
    <style:style style:name="T57" style:family="text">
      <style:text-properties fo:color="#000000" loext:opacity="100%" fo:font-size="10pt" fo:language="en" fo:country="US" officeooo:rsid="00b8ef26" style:font-size-asian="10pt" style:font-name-complex="Verdana" style:font-size-complex="10pt"/>
    </style:style>
    <style:style style:name="T58" style:family="text">
      <style:text-properties fo:color="#000000" loext:opacity="100%" officeooo:rsid="00bc22e7"/>
    </style:style>
    <style:style style:name="T59" style:family="text">
      <style:text-properties officeooo:rsid="008a86c3"/>
    </style:style>
    <style:style style:name="T60" style:family="text">
      <style:text-properties officeooo:rsid="003d8957"/>
    </style:style>
    <style:style style:name="T61" style:family="text">
      <style:text-properties fo:font-variant="normal" fo:text-transform="none" fo:color="#353833" loext:opacity="100%" style:font-name="Arial1" fo:font-size="9pt" fo:letter-spacing="normal" fo:font-style="normal" fo:font-weight="normal"/>
    </style:style>
    <style:style style:name="T62" style:family="text">
      <style:text-properties fo:font-variant="normal" fo:text-transform="none" fo:color="#353833" loext:opacity="100%" style:font-name="Arial1" fo:font-size="9pt" fo:letter-spacing="normal" fo:font-style="normal" fo:font-weight="normal" officeooo:rsid="008dff01"/>
    </style:style>
    <style:style style:name="T63" style:family="text">
      <style:text-properties fo:font-variant="normal" fo:text-transform="none" fo:color="#353833" loext:opacity="100%" style:font-name="Arial1" fo:font-size="9pt" fo:letter-spacing="normal" fo:font-style="normal" fo:font-weight="normal" officeooo:rsid="00953d00"/>
    </style:style>
    <style:style style:name="T64" style:family="text">
      <style:text-properties fo:font-variant="normal" fo:text-transform="none" fo:color="#353833" loext:opacity="100%" style:text-line-through-style="none" style:text-line-through-type="none" style:font-name="Liberation Mono" fo:font-size="10pt" fo:letter-spacing="normal" fo:font-style="normal" style:text-underline-style="none" fo:font-weight="normal" officeooo:rsid="008dff01" style:text-blinking="false" style:font-name-asian="NSimSun1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5" style:family="text">
      <style:text-properties fo:font-variant="normal" fo:text-transform="none" fo:color="#4c6b87" loext:opacity="100%" style:text-line-through-style="none" style:text-line-through-type="none" style:font-name="Arial1" fo:font-size="9pt" fo:letter-spacing="normal" fo:language="en" fo:country="US" fo:font-style="normal" style:text-underline-style="none" fo:font-weight="normal" officeooo:rsid="008dff01" style:text-blinking="false" style:font-size-asian="11pt" style:font-weight-asian="bold" style:font-weight-complex="bold"/>
    </style:style>
    <style:style style:name="T66" style:family="text">
      <style:text-properties fo:font-variant="normal" fo:text-transform="none" fo:color="#4e4e4e" loext:opacity="100%" style:font-name="Arial1" fo:font-size="9pt" fo:letter-spacing="normal" fo:font-style="normal" fo:font-weight="bold"/>
    </style:style>
    <style:style style:name="T67" style:family="text">
      <style:text-properties fo:font-variant="normal" fo:text-transform="none" fo:color="#4e4e4e" loext:opacity="100%" style:font-name="Arial1" fo:font-size="9pt" fo:letter-spacing="normal" fo:font-style="normal" fo:font-weight="bold" officeooo:rsid="008d61a8"/>
    </style:style>
    <style:style style:name="T68" style:family="text">
      <style:text-properties fo:font-variant="normal" fo:text-transform="none" fo:color="#4e4e4e" loext:opacity="100%" style:font-name="Arial1" fo:font-size="9pt" fo:letter-spacing="normal" fo:font-style="normal" fo:font-weight="bold" officeooo:rsid="00953d00"/>
    </style:style>
    <style:style style:name="T69" style:family="text">
      <style:text-properties officeooo:rsid="009fda3b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08a86c3" fo:background-color="transparent" loext:char-shading-value="0"/>
    </style:style>
    <style:style style:name="T72" style:family="text">
      <style:text-properties officeooo:rsid="00a35ed0" fo:background-color="transparent" loext:char-shading-value="0"/>
    </style:style>
    <style:style style:name="T73" style:family="text">
      <style:text-properties officeooo:rsid="00aafd9f" fo:background-color="transparent" loext:char-shading-value="0"/>
    </style:style>
    <style:style style:name="T74" style:family="text">
      <style:text-properties officeooo:rsid="00ac4fef" fo:background-color="transparent" loext:char-shading-value="0"/>
    </style:style>
    <style:style style:name="T75" style:family="text">
      <style:text-properties officeooo:rsid="00af5b70" fo:background-color="transparent" loext:char-shading-value="0"/>
    </style:style>
    <style:style style:name="T76" style:family="text">
      <style:text-properties officeooo:rsid="00b14bf2" fo:background-color="transparent" loext:char-shading-value="0"/>
    </style:style>
    <style:style style:name="T77" style:family="text">
      <style:text-properties officeooo:rsid="00b2fdda" fo:background-color="transparent" loext:char-shading-value="0"/>
    </style:style>
    <style:style style:name="T78" style:family="text">
      <style:text-properties officeooo:rsid="00b4d824" fo:background-color="transparent" loext:char-shading-value="0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a35ed0" style:font-weight-asian="bold" style:font-weight-complex="bold"/>
    </style:style>
    <style:style style:name="T81" style:family="text">
      <style:text-properties fo:font-weight="bold" officeooo:rsid="008a86c3" style:font-weight-asian="bold" style:font-weight-complex="bold"/>
    </style:style>
    <style:style style:name="T82" style:family="text">
      <style:text-properties fo:font-weight="bold" officeooo:rsid="009fda3b" style:font-weight-asian="bold" style:font-weight-complex="bold"/>
    </style:style>
    <style:style style:name="T83" style:family="text">
      <style:text-properties fo:font-weight="bold" fo:background-color="transparent" loext:char-shading-value="0" style:font-weight-asian="bold" style:font-weight-complex="bold"/>
    </style:style>
    <style:style style:name="T84" style:family="text">
      <style:text-properties fo:font-weight="bold" officeooo:rsid="008a86c3" fo:background-color="transparent" loext:char-shading-value="0" style:font-weight-asian="bold" style:font-weight-complex="bold"/>
    </style:style>
    <style:style style:name="T85" style:family="text">
      <style:text-properties officeooo:rsid="009d7c71"/>
    </style:style>
    <style:style style:name="T86" style:family="text">
      <style:text-properties style:use-window-font-color="true" loext:opacity="0%"/>
    </style:style>
    <style:style style:name="T87" style:family="text">
      <style:text-properties style:use-window-font-color="true" loext:opacity="0%" officeooo:rsid="009d7c71"/>
    </style:style>
    <style:style style:name="T88" style:family="text">
      <style:text-properties style:font-name="Verdana" fo:font-size="10pt" fo:language="en" fo:country="US" officeooo:rsid="00462497" style:font-size-asian="10pt" style:font-name-complex="Verdana" style:font-size-complex="10pt"/>
    </style:style>
    <style:style style:name="T89" style:family="text">
      <style:text-properties style:font-name="Verdana" fo:font-size="10pt" fo:language="en" fo:country="US" officeooo:rsid="00934c0b" style:font-size-asian="10pt" style:font-name-complex="Verdana" style:font-size-complex="10pt"/>
    </style:style>
    <style:style style:name="T90" style:family="text">
      <style:text-properties style:font-name="Verdana" fo:font-size="10pt" fo:language="en" fo:country="US" officeooo:rsid="009fda3b" style:font-size-asian="10pt" style:font-name-complex="Verdana" style:font-size-complex="10pt"/>
    </style:style>
    <style:style style:name="T91" style:family="text">
      <style:text-properties style:font-name="Verdana" fo:font-size="10pt" fo:language="en" fo:country="US" officeooo:rsid="009bfcaa" style:font-size-asian="10pt" style:font-name-complex="Verdana" style:font-size-complex="10pt"/>
    </style:style>
    <style:style style:name="T92" style:family="text">
      <style:text-properties style:font-name="Verdana" fo:font-size="10pt" fo:language="en" fo:country="US" officeooo:rsid="00ac4fef" style:font-size-asian="10pt" style:font-name-complex="Verdana" style:font-size-complex="10pt"/>
    </style:style>
    <style:style style:name="T93" style:family="text">
      <style:text-properties style:font-name="Verdana" fo:font-size="10pt" fo:language="en" fo:country="US" officeooo:rsid="00b71530" style:font-size-asian="10pt" style:font-name-complex="Verdana" style:font-size-complex="10pt"/>
    </style:style>
    <style:style style:name="T94" style:family="text">
      <style:text-properties fo:color="#00a65d" loext:opacity="100%"/>
    </style:style>
    <style:style style:name="T95" style:family="text">
      <style:text-properties fo:color="#00a65d" loext:opacity="100%" officeooo:rsid="00948fc0"/>
    </style:style>
    <style:style style:name="T96" style:family="text">
      <style:text-properties fo:color="#00a65d" loext:opacity="100%" officeooo:rsid="0096508c"/>
    </style:style>
    <style:style style:name="T97" style:family="text">
      <style:text-properties fo:color="#00a65d" loext:opacity="100%" officeooo:rsid="00acdc77"/>
    </style:style>
    <style:style style:name="T98" style:family="text">
      <style:text-properties officeooo:rsid="00a926d1"/>
    </style:style>
    <style:style style:name="T99" style:family="text">
      <style:text-properties officeooo:rsid="00ac4fef"/>
    </style:style>
    <style:style style:name="T100" style:family="text">
      <style:text-properties officeooo:rsid="00acdc77"/>
    </style:style>
    <style:style style:name="T101" style:family="text">
      <style:text-properties officeooo:rsid="00b8ef26"/>
    </style:style>
    <style:style style:name="T102" style:family="text">
      <style:text-properties officeooo:rsid="00baa603"/>
    </style:style>
    <style:style style:name="T103" style:family="text">
      <style:text-properties officeooo:rsid="00948fc0"/>
    </style:style>
    <style:style style:name="T104" style:family="text">
      <style:text-properties officeooo:rsid="0096508c"/>
    </style:style>
    <style:style style:name="T105" style:family="text">
      <style:text-properties officeooo:rsid="00bc22e7"/>
    </style:style>
    <style:style style:name="T106" style:family="text">
      <style:text-properties style:font-name="Arial" officeooo:rsid="003e4cea"/>
    </style:style>
    <style:style style:name="T107" style:family="text">
      <style:text-properties officeooo:rsid="00bdf52d"/>
    </style:style>
    <style:style style:name="T108" style:family="text">
      <style:text-properties officeooo:rsid="00be78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DUT INFORMATIQUE <text:span text:style-name="T30">S</text:span>emestre 1</text:p>
      <text:p text:style-name="P2">IUT de Blagnac</text:p>
      <text:p text:style-name="P2"><text:span text:style-name="T31">M 1103 </text:span>Structures de données et algorithmes</text:p>
      <text:p text:style-name="P1"><text:span text:style-name="T24">Cont</text:span><text:span text:style-name="T25">r</text:span><text:span text:style-name="T24">ôle </text:span><text:span text:style-name="T28">2</text:span><text:span text:style-name="T26"> : </text:span><text:span text:style-name="T29">13 </text:span><text:span text:style-name="T27">janvier</text:span><text:span text:style-name="T26"> 202</text:span><text:span text:style-name="T27">1</text:span></text:p>
      <text:p text:style-name="P1"/>
      <text:p text:style-name="P3"><text:span text:style-name="T32">Partie 1 distanciel </text:span><text:span text:style-name="T1">: </text:span><text:span text:style-name="T3">3</text:span><text:span text:style-name="T33">0 </text:span><text:span text:style-name="T2">mn</text:span><text:span text:style-name="T1"> – Le barème est donné à titre indicatif.</text:span></text:p>
      <text:p text:style-name="P26"/>
      <text:h text:style-name="P54" text:outline-level="1">Cours (<text:span text:style-name="T59">1 </text:span>pt)</text:h>
      <text:h text:style-name="P56" text:outline-level="2"><text:span text:style-name="T60">Donner la définition de </text:span><text:span text:style-name="T42">transformateur</text:span></text:h>
      <text:p text:style-name="P10">Répondre ici</text:p>
      <text:p text:style-name="P25">Les transformateurs permettent de modifier des champs de paramètre d’un enregistrement.</text:p>
      <text:h text:style-name="P55" text:outline-level="1">Un jeu</text:h>
      <text:p text:style-name="P32"><text:span text:style-name="T59">Pour réaliser ce jeu, vous disposez en annexe de la description d’une classe </text:span><text:span text:style-name="T80">P</text:span><text:span text:style-name="T81">ile</text:span><text:span text:style-name="T59"> de chaîne de caractères nommée Pile (utilisé qu’en partie 2 du contrôle), d’une classe </text:span><text:span text:style-name="T82">Dico</text:span><text:span text:style-name="T69"> comportant une liste de mots et d’une classe </text:span><text:span text:style-name="T84">ProgrammePile</text:span><text:span text:style-name="T71"> contenant la description des sous-programmes classiques du type </text:span><text:span text:style-name="T84">Pile</text:span><text:span text:style-name="T71"> ainsi </text:span><text:span text:style-name="T72">qu’une</text:span><text:span text:style-name="T71"> fonction </text:span><text:bookmark text:name="i5"/><text:span text:style-name="T71">tirage permettant de tirer au sort un mot </text:span><text:span text:style-name="T75">(</text:span><text:span text:style-name="T76">une </text:span><text:span text:style-name="T75">chaîne de caractères) </text:span><text:span text:style-name="T71">dans un dictionnaire. </text:span><text:span text:style-name="T59">Vous disposez également d’une description de quelques sous-programmes pour les String pouvant être utiles.</text:span></text:p>
      <text:p text:style-name="P31">Le but est de créer un jeu. L’objectif de ce jeu est de deviner un mot <text:span text:style-name="T99">(une chaîne de caractères)</text:span>. Pour cela <text:span text:style-name="T85">l’utilisateur </text:span>dispose de 5 essais.</text:p>
      <text:h text:style-name="P57" text:outline-level="2"><text:span text:style-name="T34"><text:s/></text:span><text:span text:style-name="T35">L</text:span><text:span text:style-name="T36">e sous-programme calculeRes </text:span><text:span text:style-name="T35">(</text:span><text:span text:style-name="T38">4</text:span><text:span text:style-name="T37"> </text:span><text:span text:style-name="T35">pt</text:span><text:span text:style-name="T38">s</text:span><text:span text:style-name="T35">)</text:span></text:h>
      <text:p text:style-name="P30">Pour commencer, définir un sous-programme <text:span text:style-name="T79">calculeRe</text:span><text:span text:style-name="T83">s</text:span><text:span text:style-name="T70"> permettant de comparer le mot à trouver </text:span><text:span text:style-name="T73">avec</text:span><text:span text:style-name="T70"> un autre mot. </text:span><text:span text:style-name="T77">Les deux mots sont passés en paramètre du sous-programme</text:span><text:span text:style-name="T70">. </text:span><text:span text:style-name="T73">La méthode de comparaison </text:span><text:span text:style-name="T74">et le résul</text:span><text:span text:style-name="T78">t</text:span><text:span text:style-name="T74">at </text:span><text:span text:style-name="T73">de calculeRes </text:span><text:span text:style-name="T74">sont </text:span><text:span text:style-name="T73">l</text:span><text:span text:style-name="T74">es</text:span><text:span text:style-name="T73"> suivant</text:span><text:span text:style-name="T74">s</text:span><text:span text:style-name="T73"> :</text:span></text:p>
      <text:p text:style-name="P33">- Si les <text:span text:style-name="T85">deux </text:span>mots n’ont pas la même longueur, ce sous-programme lancera une exception.</text:p>
      <text:p text:style-name="P29"><text:span text:style-name="T86">- Si les </text:span><text:span text:style-name="T87">deux </text:span>mots sont de même longueur, il construit et retourne une chaîne de caractères de même longueur que les chaînes précédentes, <text:span text:style-name="T98">construite de la manière suivante : à une place donnée de la chaîne de caractères résultante (retournée), on trouve :</text:span></text:p>
      <text:list xml:id="list2853803674" text:style-name="L1">
        <text:list-item>
          <text:p text:style-name="P59"><text:span text:style-name="T98">le caractère ‘</text:span>_’ <text:span text:style-name="T98">si le caractère à cette place est différent dans les deux mots</text:span></text:p>
        </text:list-item>
        <text:list-item>
          <text:p text:style-name="P60">le caractère commun sinon.</text:p>
        </text:list-item>
      </text:list>
      <text:p text:style-name="P27"><text:soft-page-break/><text:span text:style-name="T67">Ex</text:span><text:span text:style-name="T68">e</text:span><text:span text:style-name="T67">mple</text:span><text:span text:style-name="T66">:</text:span><text:span text:style-name="T61"> </text:span></text:p>
      <text:p text:style-name="P28"><text:span text:style-name="T63">Pour</text:span><text:span text:style-name="T62"> "</text:span><text:span text:style-name="T63">plombier</text:span><text:span text:style-name="T62">" </text:span><text:span text:style-name="T63">et </text:span><text:span text:style-name="T62">"</text:span><text:span text:style-name="T63">platrier</text:span><text:span text:style-name="T62">" </text:span><text:span text:style-name="T63">la chaîne construite sera </text:span><text:span text:style-name="T62">"</text:span><text:span text:style-name="T63">pl_ _ _ier</text:span><text:span text:style-name="T62">" .</text:span><text:span text:style-name="Source_20_Text"><text:span text:style-name="T65"> </text:span></text:span></text:p>
      <text:list xml:id="list772398728" text:style-name="WW8Num1">
        <text:list-header>
          <text:p text:style-name="P61"><text:span text:style-name="T5"><text:s/></text:span><text:span text:style-name="T4"><text:s/></text:span><text:span text:style-name="T23"><text:s/></text:span></text:p>
        </text:list-header>
      </text:list>
      <text:p text:style-name="P4"><text:span text:style-name="T51">public</text:span><text:span text:style-name="T52"> </text:span><text:span text:style-name="T51">class</text:span><text:span text:style-name="T52"> </text:span><text:span text:style-name="T54">ProgrammePile</text:span><text:span text:style-name="T52"> </text:span><text:span text:style-name="T55">{</text:span></text:p>
      <text:p text:style-name="P23"><text:span text:style-name="T88">//</text:span><text:span text:style-name="T92">C</text:span><text:span text:style-name="T89">ommentaire javadoc </text:span><text:span text:style-name="T93">du sous-programme calculeRes</text:span></text:p>
      <text:p text:style-name="P19">/**</text:p>
      <text:p text:style-name="P19">*<text:span text:style-name="T101">Compare deux chaines de caractères et renvoie une nouvelle chaine avec les caractère et leurs emplacements qu isont commun aux deux.</text:span></text:p>
      <text:p text:style-name="P19"><text:a xlink:type="simple" xlink:href="mailto:*@param" text:style-name="Internet_20_link" text:visited-style-name="Visited_20_Internet_20_Link">*</text:a><text:a xlink:type="simple" xlink:href="mailto:*@param" text:style-name="Internet_20_link" text:visited-style-name="Visited_20_Internet_20_Link"><text:span text:style-name="T101">@param</text:span></text:a><text:span text:style-name="T101"> mot IN : Chaine de caractère du mot a vérifier.</text:span></text:p>
      <text:p text:style-name="P19"><text:a xlink:type="simple" xlink:href="mailto:*@param" text:style-name="Internet_20_link" text:visited-style-name="Visited_20_Internet_20_Link">*</text:a><text:a xlink:type="simple" xlink:href="mailto:*@param" text:style-name="Internet_20_link" text:visited-style-name="Visited_20_Internet_20_Link"><text:span text:style-name="T101">@param</text:span></text:a><text:span text:style-name="T101"> rep IN : Chaine de caractère de la réponse</text:span></text:p>
      <text:p text:style-name="P19"><text:a xlink:type="simple" xlink:href="mailto:*@return" text:style-name="Internet_20_link" text:visited-style-name="Visited_20_Internet_20_Link">*</text:a><text:a xlink:type="simple" xlink:href="mailto:*@return" text:style-name="Internet_20_link" text:visited-style-name="Visited_20_Internet_20_Link"><text:span text:style-name="T101">@return</text:span></text:a><text:span text:style-name="T101"> String : Chaine donnant les caractères en commun entre les deux paramètres.</text:span></text:p>
      <text:p text:style-name="P24"><text:a xlink:type="simple" xlink:href="mailto:*@throws" text:style-name="Internet_20_link" text:visited-style-name="Visited_20_Internet_20_Link"><text:span text:style-name="T56">*</text:span></text:a><text:a xlink:type="simple" xlink:href="mailto:*@throws" text:style-name="Internet_20_link" text:visited-style-name="Visited_20_Internet_20_Link">@throws</text:a><text:span text:style-name="T57"> Exception si les deux mots ont une longueur différente</text:span></text:p>
      <text:p text:style-name="P20">*/</text:p>
      <text:p text:style-name="P23"><text:span text:style-name="T88">//</text:span><text:span text:style-name="T92">S</text:span><text:span text:style-name="T88">ignature et corps du sous-programme </text:span><text:span text:style-name="T90">calcule</text:span><text:span text:style-name="T91">Res</text:span></text:p>
      <text:p text:style-name="P16">public static String calculeRes(String mot, String rep) throws Exception</text:p>
      <text:p text:style-name="P16">{</text:p>
      <text:p text:style-name="P16"><text:tab/>if (mot.length() != rep.length())</text:p>
      <text:p text:style-name="P16"><text:tab/>{</text:p>
      <text:p text:style-name="P16"><text:tab/><text:tab/>throw new Exception(« Les deux chaines ont une longueur différente ») ;</text:p>
      <text:p text:style-name="P16"><text:tab/>}</text:p>
      <text:p text:style-name="P16"><text:tab/>String nouvChaine = « » ;</text:p>
      <text:p text:style-name="P16"><text:tab/>for (int i = 0 ; i &lt; mot.length(), i++)</text:p>
      <text:p text:style-name="P16"><text:tab/>{</text:p>
      <text:p text:style-name="P16"><text:tab/><text:tab/>if (mot.charAt(i) == rep.charAt(i))</text:p>
      <text:p text:style-name="P16"><text:tab/><text:tab/>{</text:p>
      <text:p text:style-name="P16"><text:tab/><text:tab/><text:tab/>nouvChaine += mot.charAt(i) ;</text:p>
      <text:p text:style-name="P16"><text:tab/><text:tab/>}</text:p>
      <text:p text:style-name="P16"><text:tab/><text:tab/>else</text:p>
      <text:p text:style-name="P16"><text:tab/><text:tab/>{</text:p>
      <text:p text:style-name="P16"><text:tab/><text:tab/><text:tab/>nouvChaine += « _ » ;</text:p>
      <text:p text:style-name="P16"><text:tab/><text:tab/>}</text:p>
      <text:p text:style-name="P16"><text:tab/>}</text:p>
      <text:p text:style-name="P16">}</text:p>
      <text:p text:style-name="P6"><text:soft-page-break/>}</text:p>
      <text:h text:style-name="P58" text:outline-level="2"><text:span text:style-name="T39">P</text:span><text:span text:style-name="T40">remière version du jeu </text:span><text:span text:style-name="T43">sans </text:span><text:span text:style-name="T44">utilisation du type P</text:span><text:span text:style-name="T43">ile </text:span><text:span text:style-name="T41">(5 pts)</text:span></text:h>
      <text:p text:style-name="P35"><text:span text:style-name="T46">C</text:span><text:span text:style-name="T45">e </text:span><text:span text:style-name="T49">main</text:span><text:span text:style-name="T45"> </text:span><text:span text:style-name="T48">(à écrire dans ProgrammePile) </text:span><text:span text:style-name="T45">doit permettre de tirer au sort un mot (</text:span><text:span text:style-name="T50">cf</text:span><text:span text:style-name="T45"> annexe de ProgrammePile). </text:span><text:span text:style-name="T47">Il va ensuite permettre à un joueur de proposer </text:span><text:span text:style-name="T48">au </text:span><text:span text:style-name="T47">maximum 5 mots pour trouver une solution.</text:span></text:p>
      <text:p text:style-name="P34">A chaque mot proposé, le programme va :</text:p>
      <text:p text:style-name="P34"/>
      <text:list xml:id="list3492698884" text:style-name="L2">
        <text:list-item>
          <text:p text:style-name="P62"><text:span text:style-name="T8">si la longueur du mot proposé n’est pas correct</text:span><text:span text:style-name="T13">e</text:span><text:span text:style-name="T8">, demande</text:span><text:span text:style-name="T11">r</text:span><text:span text:style-name="T8"> un nouveau mot </text:span><text:span text:style-name="T11">et ne </text:span><text:span text:style-name="T13">pas</text:span><text:span text:style-name="T11"> compt</text:span><text:span text:style-name="T13">abiliser</text:span><text:span text:style-name="T11"> la proposition</text:span></text:p>
          <text:p text:style-name="P64"/>
          <text:p text:style-name="P67"><text:span text:style-name="T10">E</text:span><text:span text:style-name="T8">xemple </text:span><text:span text:style-name="T14">d’affichage attendu </text:span><text:span text:style-name="T8">: <text:s/></text:span><text:span text:style-name="T13">tirage au sort du </text:span><text:span text:style-name="T6">mot</text:span><text:span text:style-name="T13"> à trouver (ici “platrier” par exemple)</text:span></text:p>
        </text:list-item>
      </text:list>
      <text:p text:style-name="P38"><text:span text:style-name="T8"><text:tab/><text:tab/></text:span><text:span text:style-name="T15">proposer un mot de 8 lettres</text:span></text:p>
      <text:p text:style-name="P45"><text:tab/><text:tab/>menuisier</text:p>
      <text:p text:style-name="P41"><text:span text:style-name="T8"><text:tab/><text:tab/></text:span><text:span text:style-name="T15">Erreur : les mots ne sont pas de même longueur</text:span></text:p>
      <text:p text:style-name="P41"><text:span text:style-name="T18"><text:tab/><text:tab/></text:span><text:span text:style-name="T15">proposer un mot de 8 lettres</text:span></text:p>
      <text:p text:style-name="P45"><text:s text:c="24"/>…</text:p>
      <text:p text:style-name="P50"/>
      <text:p text:style-name="P51"><text:span text:style-name="T69">e</text:span>n jaune affichage du programme sans couleur le mot proposé <text:span text:style-name="T100">(saisi) par l’utilisateur</text:span>.</text:p>
      <text:p text:style-name="P51"/>
      <text:p text:style-name="P51"/>
      <text:list xml:id="list94800684625615" text:continue-numbering="true" text:style-name="L2">
        <text:list-item>
          <text:p text:style-name="P63"><text:span text:style-name="T11">si le mot proposé est le bon,</text:span><text:span text:style-name="T6"> afficher “gagné” </text:span><text:span text:style-name="T11">et le nombre de coups</text:span></text:p>
          <text:p text:style-name="P67"><text:span text:style-name="T10">E</text:span><text:span text:style-name="T8">xemple : <text:s/></text:span><text:span text:style-name="T13">tirage au sort du </text:span><text:span text:style-name="T6">mot</text:span><text:span text:style-name="T13"> à trouver (ici “platrier” par exemple)</text:span></text:p>
        </text:list-item>
      </text:list>
      <text:p text:style-name="P39"/>
      <text:p text:style-name="P42"><text:span text:style-name="T18"><text:tab/><text:tab/></text:span><text:span text:style-name="T15">proposer un mot de 8 lettres</text:span></text:p>
      <text:p text:style-name="P46"><text:s text:c="23"/>platrier</text:p>
      <text:p text:style-name="P42"><text:span text:style-name="T8"><text:tab/><text:tab/></text:span><text:span text:style-name="T15">gagn</text:span><text:span text:style-name="T16">é</text:span><text:span text:style-name="T15"> en 1 coups</text:span></text:p>
      <text:p text:style-name="P44"><text:span text:style-name="T22">e</text:span><text:span text:style-name="T21">n jaune affichage du programme sans couleur le mot proposé.</text:span></text:p>
      <text:list xml:id="list94801478312997" text:continue-numbering="true" text:style-name="L2">
        <text:list-header>
          <text:p text:style-name="P68">en jaune affichage du programme sans couleur le mot proposé (saisi) par l’utilisateur.</text:p>
          <text:p text:style-name="P70"/>
        </text:list-header>
        <text:list-item>
          <text:p text:style-name="P63"><text:span text:style-name="T12">sinon,</text:span><text:span text:style-name="T6"> </text:span><text:span text:style-name="T7">afficher le résultat du sous-programme </text:span><text:span text:style-name="T19">calcule</text:span><text:span text:style-name="T20">Res</text:span><text:span text:style-name="T9"> </text:span><text:span text:style-name="T7">et permettre de rejouer si le nombre maximum </text:span><text:span text:style-name="T13">(5)</text:span><text:span text:style-name="T7"> d’essais n’est pas atteint</text:span><text:span text:style-name="T9">. </text:span></text:p>
          <text:p text:style-name="P65"/>
        </text:list-item>
      </text:list>
      <text:p text:style-name="P52"><text:span text:style-name="T9"><text:s text:c="10"/></text:span><text:span text:style-name="T13">Exemple</text:span><text:span text:style-name="T8"> </text:span><text:span text:style-name="T14">d’affichage attendu </text:span><text:span text:style-name="T8">: <text:s/></text:span><text:span text:style-name="T13">tirage au sort du </text:span><text:span text:style-name="T6">mot</text:span><text:span text:style-name="T13"> à trouver (ici “plaquiste” par exemple)</text:span></text:p>
      <text:p text:style-name="P40"><text:s/></text:p>
      <text:p text:style-name="P42"><text:span text:style-name="T8"><text:tab/><text:tab/></text:span><text:span text:style-name="T15">proposer un mot de 9 lettres</text:span></text:p>
      <text:p text:style-name="P47"><text:tab/><text:tab/>lllllllll</text:p>
      <text:p text:style-name="P42"><text:span text:style-name="T18"><text:tab/><text:tab/></text:span><text:span text:style-name="T15">_l_______</text:span></text:p>
      <text:p text:style-name="P42"><text:span text:style-name="T18"><text:tab/><text:tab/></text:span><text:span text:style-name="T15">proposer un mot de 9 lettres</text:span></text:p>
      <text:p text:style-name="P47"><text:tab/><text:tab/>pllllllll</text:p>
      <text:p text:style-name="P42"><text:span text:style-name="T18"><text:tab/><text:tab/></text:span><text:span text:style-name="T15">pl_______</text:span></text:p>
      <text:p text:style-name="P43"><text:soft-page-break/><text:span text:style-name="T18"><text:tab/><text:tab/></text:span><text:span text:style-name="T15">proposer un mot de 9 lettres</text:span></text:p>
      <text:p text:style-name="P48"><text:tab/><text:tab/>plollllll</text:p>
      <text:p text:style-name="P43"><text:span text:style-name="T18"><text:tab/><text:tab/></text:span><text:span text:style-name="T15">pl_______</text:span></text:p>
      <text:p text:style-name="P43"><text:span text:style-name="T18"><text:tab/><text:tab/></text:span><text:span text:style-name="T15">proposer un mot de 9 lettres</text:span></text:p>
      <text:p text:style-name="P48"><text:tab/><text:tab/>plallllte</text:p>
      <text:p text:style-name="P43"><text:span text:style-name="T18"><text:tab/><text:tab/></text:span><text:span text:style-name="T15">pla____te</text:span></text:p>
      <text:p text:style-name="P43"><text:span text:style-name="T18"><text:tab/><text:tab/></text:span><text:span text:style-name="T15">proposer un mot de 9 lettres</text:span></text:p>
      <text:p text:style-name="P48"><text:tab/><text:tab/>plalllste</text:p>
      <text:p text:style-name="P43"><text:span text:style-name="T18"><text:tab/><text:tab/></text:span><text:span text:style-name="T15">pla___ste</text:span></text:p>
      <text:p text:style-name="P43"><text:span text:style-name="T18"><text:tab/><text:tab/></text:span><text:span text:style-name="T15">Perdu </text:span><text:span text:style-name="T17">le mot était plaquiste</text:span></text:p>
      <text:p text:style-name="P49"><text:s/></text:p>
      <text:list xml:id="list4239563001" text:style-name="L3">
        <text:list-header>
          <text:p text:style-name="P66"/>
        </text:list-header>
      </text:list>
      <text:list xml:id="list94802124236147" text:continue-list="list94801478312997" text:style-name="L2">
        <text:list-header>
          <text:p text:style-name="P69">en jaune affichage du programme sans couleur le mot proposé (saisi) par l’utilisateur.</text:p>
        </text:list-header>
      </text:list>
      <text:p text:style-name="P37"/>
      <text:p text:style-name="P5"><text:span text:style-name="T51">public</text:span><text:span text:style-name="T52"> </text:span><text:span text:style-name="T51">class</text:span><text:span text:style-name="T52"> </text:span><text:span text:style-name="T54">ProgrammePile</text:span><text:span text:style-name="T52"> </text:span><text:span text:style-name="T55">{</text:span></text:p>
      <text:p text:style-name="P8"/>
      <text:p text:style-name="P5"><text:span text:style-name="T55"><text:s text:c="2"/></text:span><text:span text:style-name="T51">public</text:span><text:span text:style-name="T53"> </text:span><text:span text:style-name="T51">class</text:span><text:span text:style-name="T55"> </text:span><text:span text:style-name="T51">void</text:span><text:span text:style-name="T55"> main(</text:span><text:span text:style-name="T51">String</text:span><text:span text:style-name="T55">[] args) {</text:span><text:span text:style-name="T106"><text:tab/></text:span></text:p>
      <text:p text:style-name="P13"><text:span text:style-name="T94"><text:tab/>//</text:span><text:span text:style-name="T95">déclarer le mot à trouver</text:span></text:p>
      <text:p text:style-name="P21"><text:span text:style-name="T103"><text:tab/></text:span><text:span text:style-name="T102">Dico dic = new Dico() ;</text:span></text:p>
      <text:p text:style-name="P12"><text:tab/><text:span text:style-name="T102">String reponse ;</text:span></text:p>
      <text:p text:style-name="P11"><text:tab/><text:span text:style-name="T94">//</text:span><text:span text:style-name="T95">tirer au sort le mot à trouver </text:span><text:span text:style-name="T97">(</text:span><text:span text:style-name="T95">cf. annexe </text:span><text:span text:style-name="T97">ProgrammePile sous-programme tirage)</text:span></text:p>
      <text:p text:style-name="P14"><text:tab/><text:span text:style-name="T102"> reponse = tirage(dic) ;</text:span></text:p>
      <text:p text:style-name="P11"><text:tab/><text:span text:style-name="T94">//</text:span><text:span text:style-name="T95">déclarer une variable pour le mot proposé par le joueur</text:span></text:p>
      <text:p text:style-name="P11"><text:tab/><text:span text:style-name="T102">String prop ;</text:span></text:p>
      <text:p text:style-name="P18"><text:tab/>int nbCoup = 1 ;</text:p>
      <text:p text:style-name="P11"><text:tab/><text:span text:style-name="T94">// </text:span><text:span text:style-name="T96">jouer</text:span></text:p>
      <text:p text:style-name="P15"><text:span text:style-name="T95"><text:tab/></text:span><text:span text:style-name="T58">Scanner lecteur = new Scanner(System.in) ;</text:span></text:p>
      <text:p text:style-name="P22"><text:span text:style-name="T104"><text:tab/></text:span><text:span text:style-name="T102">boolean jeu = true ;</text:span></text:p>
      <text:p text:style-name="P17"><text:tab/><text:span text:style-name="T102">while(jeu)</text:span></text:p>
      <text:p text:style-name="P18"><text:tab/>{</text:p>
      <text:p text:style-name="P18"><text:tab/><text:tab/>System.out.println(« Proposez un mot de » + reponse.length() + « lettres ») ;</text:p>
      <text:p text:style-name="P18"><text:tab/><text:tab/>prop = l<text:span text:style-name="T105">ecteur.nextLine() ;</text:span></text:p>
      <text:p text:style-name="P18"><text:tab/><text:tab/>if (prop == reponse)</text:p>
      <text:p text:style-name="P18"><text:tab/><text:tab/>{</text:p>
      <text:p text:style-name="P18"><text:tab/><text:tab/><text:tab/>System.out.println(« Gagné en » + nbCoup + « coups ») ;</text:p>
      <text:p text:style-name="P18"><text:tab/><text:tab/><text:tab/><text:span text:style-name="T107">jeu = false ;</text:span></text:p>
      <text:p text:style-name="P18"><text:soft-page-break/><text:tab/><text:tab/>}</text:p>
      <text:p text:style-name="P18"><text:tab/><text:tab/>else</text:p>
      <text:p text:style-name="P18"><text:tab/><text:tab/>{</text:p>
      <text:p text:style-name="P18"><text:tab/><text:tab/><text:tab/>try</text:p>
      <text:p text:style-name="P18"><text:tab/><text:tab/><text:tab/>{</text:p>
      <text:p text:style-name="P18"><text:tab/><text:tab/><text:tab/><text:tab/>System.out.println(calculeRes(prop,reponse)) ;</text:p>
      <text:p text:style-name="P18"><text:tab/><text:tab/><text:tab/>}</text:p>
      <text:p text:style-name="P18"><text:tab/><text:tab/><text:tab/>catch (Exception e) {System.out.println(« [CRASH : » + e + « ] ») ;} ;</text:p>
      <text:p text:style-name="P18"><text:tab/><text:tab/>}</text:p>
      <text:p text:style-name="P18"><text:tab/><text:tab/>n<text:span text:style-name="T108">bCoup++ ;</text:span></text:p>
      <text:p text:style-name="P18"><text:tab/>}</text:p>
      <text:p text:style-name="P9"><text:s text:c="2"/>}</text:p>
      <text:p text:style-name="P7">}</text:p>
      <text:p text:style-name="P36"><text:span text:style-name="Source_20_Text"><text:span text:style-name="T6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, Helvetica, sans-serif"/>
    <style:font-face style:name="Mangal1" svg:font-family="Manga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formaté_20_HTML" style:display-name="Préformaté HTML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8z0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WW8Num1z0" style:family="text">
      <style:text-properties fo:font-size="10pt" style:font-size-asian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kn" style:family="text" style:parent-style-name="Police_20_par_20_défaut"/>
    <style:style style:name="nn" style:family="text" style:parent-style-name="Police_20_par_20_défaut"/>
    <style:style style:name="o" style:family="text" style:parent-style-name="Police_20_par_20_défaut"/>
    <style:style style:name="kd" style:family="text" style:parent-style-name="Police_20_par_20_défaut"/>
    <style:style style:name="nc" style:family="text" style:parent-style-name="Police_20_par_20_défaut"/>
    <style:style style:name="kt" style:family="text" style:parent-style-name="Police_20_par_20_défaut"/>
    <style:style style:name="nf" style:family="text" style:parent-style-name="Police_20_par_20_défaut"/>
    <style:style style:name="n" style:family="text" style:parent-style-name="Police_20_par_20_défaut"/>
    <style:style style:name="na" style:family="text" style:parent-style-name="Police_20_par_20_défaut"/>
    <style:style style:name="s" style:family="text" style:parent-style-name="Police_20_par_20_défaut"/>
    <style:style style:name="mf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1-28T09:55:37.270000000</meta:creation-date>
    <dc:date>2021-01-13T09:48:00.014000000</dc:date>
    <meta:editing-duration>PT13H19M37S</meta:editing-duration>
    <meta:editing-cycles>144</meta:editing-cycles>
    <meta:generator>LibreOffice/7.0.1.2$Windows_X86_64 LibreOffice_project/7cbcfc562f6eb6708b5ff7d7397325de9e764452</meta:generator>
    <meta:print-date>2014-12-16T15:45:30.432000000</meta:print-date>
    <meta:document-statistic meta:table-count="0" meta:image-count="0" meta:object-count="0" meta:page-count="5" meta:paragraph-count="128" meta:word-count="882" meta:character-count="5236" meta:non-whitespace-character-count="4282"/>
  </office:meta>
</office:document-meta>
</file>